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cfe1" officeooo:paragraph-rsid="0005c68e"/>
    </style:style>
    <style:style style:name="P2" style:family="paragraph" style:parent-style-name="Standard">
      <style:text-properties officeooo:rsid="001defeb" officeooo:paragraph-rsid="0005c68e"/>
    </style:style>
    <style:style style:name="P3" style:family="paragraph" style:parent-style-name="Standard">
      <style:text-properties officeooo:rsid="0025b043" officeooo:paragraph-rsid="0005c68e"/>
    </style:style>
    <style:style style:name="P4" style:family="paragraph" style:parent-style-name="Standard">
      <style:text-properties fo:color="#000000" fo:font-weight="bold" officeooo:rsid="0022cfe1" officeooo:paragraph-rsid="0005c68e" style:font-weight-asian="bold" style:font-weight-complex="bold"/>
    </style:style>
    <style:style style:name="P5" style:family="paragraph" style:parent-style-name="Standard">
      <style:text-properties fo:color="#000000" officeooo:rsid="0022cfe1" officeooo:paragraph-rsid="0005c68e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officeooo:rsid="0024caa9"/>
    </style:style>
    <style:style style:name="T4" style:family="text">
      <style:text-properties fo:color="#000000" officeooo:rsid="0025b043"/>
    </style:style>
    <style:style style:name="T5" style:family="text">
      <style:text-properties fo:color="#000000" officeooo:rsid="0027730c"/>
    </style:style>
    <style:style style:name="T6" style:family="text">
      <style:text-properties fo:color="#000000" officeooo:rsid="0022cfe1"/>
    </style:style>
    <style:style style:name="T7" style:family="text">
      <style:text-properties fo:color="#000000" officeooo:rsid="00067b73"/>
    </style:style>
    <style:style style:name="T8" style:family="text">
      <style:text-properties fo:color="#000000" officeooo:rsid="00067db1"/>
    </style:style>
    <style:style style:name="T9" style:family="text">
      <style:text-properties fo:color="#000000" officeooo:rsid="000876e1"/>
    </style:style>
    <style:style style:name="T10" style:family="text">
      <style:text-properties fo:color="#000000" officeooo:rsid="000b13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bstract</text:p>
      <text:p text:style-name="P5"/>
      <text:p text:style-name="P2"><text:span text:style-name="T1">Solar flares are sudden electromagnetic emissions on the Sun’s surface that release large amounts of magnetic energy. These flares emit radiation that has an effect on Earth’s ionosphere electron content </text:span><text:span text:style-name="T4">and are detected by telescopes such as Swift or Fermi by performing gamma-ray observations from low Earth orbit. </text:span><text:span text:style-name="T7">(Swift y fermi no son para solar flares son para GRB en general!!, </text:span><text:span text:style-name="T8">quizas aqui deberia ir alguno que se centre en el sol especificamente</text:span><text:span text:style-name="T7">)</text:span></text:p>
      <text:p text:style-name="P5"/>
      <text:p text:style-name="P2"><text:span text:style-name="T4">Another approach for detecting th</text:span><text:span text:style-name="T5">ese events</text:span><text:span text:style-name="T4"> </text:span><text:span text:style-name="T5">is possible</text:span><text:span text:style-name="T4">: the </text:span><text:span text:style-name="T1">ionosphere electron content variation </text:span><text:span text:style-name="T4">can be studied using data from the Global Navigation Satellite System (GNSS)</text:span><text:span text:style-name="T5">, specifically the </text:span><text:span text:style-name="T9">G</text:span><text:span text:style-name="T5">lobal </text:span><text:span text:style-name="T9">P</text:span><text:span text:style-name="T5">ositioning </text:span><text:span text:style-name="T9">S</text:span><text:span text:style-name="T5">ystem (GPS)…</text:span><text:span text:style-name="T6">..????</text:span></text:p>
      <text:p text:style-name="P5"/>
      <text:p text:style-name="P3"><text:span text:style-name="T6">A</text:span><text:span text:style-name="T1">lgorithms for detecting </text:span><text:span text:style-name="T5">solar flares</text:span><text:span text:style-name="T1"> without knowing the location of the source, </text:span><text:span text:style-name="T5">that is, the position of the Sun relative to Earth,</text:span><text:span text:style-name="T1"> as well as a study on the </text:span><text:span text:style-name="T5">feasibility</text:span><text:span text:style-name="T1"> of the detection of such events for the challenging scenario of far-away stars, are presented, aiming to find an alternative detection method to th</text:span><text:span text:style-name="T5">at of the</text:span><text:span text:style-name="T1"> telescopes </text:span><text:span text:style-name="T10">and </text:span><text:span text:style-name="T1">using free, open-source data.</text:span></text:p>
      <text:p text:style-name="P5"/>
      <text:p text:style-name="P1"><text:span text:style-name="T2">Keywords:</text:span><text:span text:style-name="T1"> </text:span><text:span text:style-name="T3">S</text:span><text:span text:style-name="T1">olar flares, </text:span><text:span text:style-name="T3">stellar flares,</text:span><text:span text:style-name="T1"> algorithms, GNSS, GPS, IGS, </text:span><text:span text:style-name="T3">gamma ray bursts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1:58:26.050268613</meta:creation-date>
    <dc:date>2019-03-02T22:44:48.754856237</dc:date>
    <meta:editing-duration>PT5M24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79" meta:character-count="1152" meta:non-whitespace-character-count="978"/>
  </office:meta>
</office:document-meta>
</file>